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嘉義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713" calcext:value-type="float">
            <text:p>713</text:p>
          </table:table-cell>
          <table:table-cell table:style-name="ce4" office:value-type="string" calcext:value-type="string">
            <text:p>57.2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六腳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蒜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蒜東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蒜南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工廠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涵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塗師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義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陽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蘇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本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賢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魚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南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崩山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更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石鄉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7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猿樹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型厝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塭港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家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副瀨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下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鰲鼓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蔦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圍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洲仔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崙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崙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網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掌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朴子市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双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禾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家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竹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太保市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61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保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潭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潭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春珠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埤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布袋鎮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45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岱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岑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見龍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貴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舖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考試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好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義竹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岸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竹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桂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傳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竹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溪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官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官順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蛟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鹿草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豊稠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寮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施家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潭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潭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潭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堀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角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麻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水上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粗溪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回歸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塗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德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鎮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靖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柳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柳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柳鄉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溪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鄉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溪口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柳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疊溪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妙崙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柴林村、林腳村、美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腳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本厝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游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游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林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8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排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溝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梅山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東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南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双溪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靖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半天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眼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港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宮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宮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民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崙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崙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瀛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洋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大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板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民雄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string" calcext:value-type="string">
            <text:p>61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寮頂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權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崙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菁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北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双福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中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竹崎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8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坑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獅埜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紫雲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昇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杞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塘興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隆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緞繻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壽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埔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5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埔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塩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蘭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隆興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硦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深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層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沄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番路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41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西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甕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福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番路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觸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田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阿里山鄉</text:p>
          </table:table-cell>
          <table:table-cell table:style-name="ce2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十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來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野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達邦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里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美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茶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埔鄉</text:p>
          </table:table-cell>
          <table:table-cell table:style-name="ce2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興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 table:number-rows-repeated="10481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縣" style:display-name="PageStyle_嘉義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28</meta:creation-date>
    <meta:initial-creator>Apache POI</meta:initial-creator>
    <meta:generator>LibreOffice/6.0.7.3$Linux_X86_64 LibreOffice_project/00m0$Build-3</meta:generator>
    <meta:document-statistic meta:table-count="1" meta:cell-count="6789" meta:object-count="0"/>
  </office:meta>
</office:document-meta>
</file>